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officeooo:rsid="001b8bf3" officeooo:paragraph-rsid="001b8bf3" style:font-weight-asian="bold" style:font-weight-complex="bold"/>
    </style:style>
    <style:style style:name="P2" style:family="paragraph" style:parent-style-name="Text_20_body">
      <style:text-properties officeooo:rsid="001ac16c" officeooo:paragraph-rsid="001ac16c"/>
    </style:style>
    <style:style style:name="P3" style:family="paragraph" style:parent-style-name="Text_20_body" style:list-style-name="L1">
      <style:text-properties officeooo:rsid="001ac16c" officeooo:paragraph-rsid="001ac16c"/>
    </style:style>
    <style:style style:name="P4" style:family="paragraph" style:parent-style-name="Text_20_body" style:list-style-name="L1">
      <style:text-properties fo:font-weight="bold" officeooo:rsid="001ac16c" officeooo:paragraph-rsid="001ac16c" style:font-weight-asian="bold" style:font-weight-complex="bold"/>
    </style:style>
    <style:style style:name="P5" style:family="paragraph" style:parent-style-name="Text_20_body">
      <style:text-properties officeooo:rsid="001b8bf3" officeooo:paragraph-rsid="001b8bf3"/>
    </style:style>
    <style:style style:name="P6" style:family="paragraph" style:parent-style-name="Text_20_body">
      <style:text-properties fo:font-weight="bold" officeooo:rsid="001bb4a0" officeooo:paragraph-rsid="001bb4a0" style:font-weight-asian="bold" style:font-weight-complex="bold"/>
    </style:style>
    <style:style style:name="P7" style:family="paragraph" style:parent-style-name="Text_20_body">
      <style:text-properties fo:font-weight="normal" officeooo:rsid="001bb4a0" officeooo:paragraph-rsid="001bb4a0" style:font-weight-asian="normal" style:font-weight-complex="normal"/>
    </style:style>
    <style:style style:name="P8" style:family="paragraph" style:parent-style-name="Text_20_body">
      <style:text-properties fo:font-weight="normal" officeooo:rsid="001d83d1" officeooo:paragraph-rsid="001d83d1" style:font-weight-asian="normal" style:font-weight-complex="normal"/>
    </style:style>
    <style:style style:name="P9" style:family="paragraph" style:parent-style-name="Text_20_body">
      <style:text-properties fo:font-weight="normal" officeooo:rsid="002605b1" officeooo:paragraph-rsid="002605b1" style:font-weight-asian="normal" style:font-weight-complex="normal"/>
    </style:style>
    <style:style style:name="P10" style:family="paragraph" style:parent-style-name="Text_20_body">
      <style:text-properties officeooo:rsid="00204720" officeooo:paragraph-rsid="00204720"/>
    </style:style>
    <style:style style:name="P11" style:family="paragraph" style:parent-style-name="Text_20_body">
      <style:text-properties officeooo:rsid="00219862" officeooo:paragraph-rsid="00219862"/>
    </style:style>
    <style:style style:name="P12" style:family="paragraph" style:parent-style-name="Text_20_body">
      <style:text-properties officeooo:rsid="00242093" officeooo:paragraph-rsid="00242093"/>
    </style:style>
    <style:style style:name="P13" style:family="paragraph" style:parent-style-name="Text_20_body">
      <style:text-properties officeooo:rsid="002246e6" officeooo:paragraph-rsid="002246e6"/>
    </style:style>
    <style:style style:name="T1" style:family="text">
      <style:text-properties officeooo:rsid="001bb4a0"/>
    </style:style>
    <style:style style:name="T2" style:family="text">
      <style:text-properties officeooo:rsid="001cb3d0"/>
    </style:style>
    <style:style style:name="T3" style:family="text">
      <style:text-properties officeooo:rsid="001e7b54"/>
    </style:style>
    <style:style style:name="T4" style:family="text">
      <style:text-properties officeooo:rsid="00272d24"/>
    </style:style>
    <style:style style:name="T5" style:family="text">
      <style:text-properties officeooo:rsid="00290f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stract</text:h>
      <text:h text:style-name="Heading_20_1" text:outline-level="1">Introduction</text:h>
      <text:h text:style-name="Heading_20_1" text:outline-level="1">Research Question/Problem Formulation</text:h>
      <text:p text:style-name="P1">Classification problem</text:p>
      <text:p text:style-name="P2">We want to measure if we can determine the origin of a car from it’s other features. The dataset include the following features:</text:p>
      <text:list text:style-name="L1">
        <text:list-item>
          <text:p text:style-name="P3">mpg</text:p>
        </text:list-item>
        <text:list-item>
          <text:p text:style-name="P3">cylinders</text:p>
        </text:list-item>
        <text:list-item>
          <text:p text:style-name="P3">horsepower</text:p>
        </text:list-item>
        <text:list-item>
          <text:p text:style-name="P3">weight</text:p>
        </text:list-item>
        <text:list-item>
          <text:p text:style-name="P4">acceleration</text:p>
        </text:list-item>
        <text:list-item>
          <text:p text:style-name="P3">model year</text:p>
        </text:list-item>
        <text:list-item>
          <text:p text:style-name="P4">origin</text:p>
        </text:list-item>
        <text:list-item>
          <text:p text:style-name="P3">car name</text:p>
        </text:list-item>
      </text:list>
      <text:p text:style-name="P2">We’re using origin as our ground truth and target value.</text:p>
      <text:p text:style-name="P2">Observe that origin is either America, Asia and Europe. We have determined this from the car brands originating from the respective regions in the world.</text:p>
      <text:p text:style-name="P5">There’s an issue with the dataset because the statistical distribution is not even. American cars are over represented in the dataset, they account for over 60% of the total cars. Therefore we have decided to penalize mistakes on minority classes more.</text:p>
      <text:p text:style-name="P5">Because the dataset is very small, around 400 entries, we decided to not use a Deep Neural Network model.</text:p>
      <text:p text:style-name="P5">Instead we can use Decision Trees, Random Forests and other models that perform better on small datasets, this means we can evaluate the fitness of the models fast. We will <text:span text:style-name="T1">try different combinations of features to determine which features contribute to a more fit model.</text:span></text:p>
      <text:p text:style-name="P6">Regression problem</text:p>
      <text:p text:style-name="P7">We want to use the above data again here and see if we can predict acceleration from the other features. Here we will <text:span text:style-name="T2">use different models more fit for regression problems, such as linear regression. The most interesting features here are cylinders, mpg, horse, weight.</text:span></text:p>
      <text:p text:style-name="P8">We can use some cost functions to see how our model performs. <text:span text:style-name="T3">We will also evaluate the different metrics such as f-score, accuracy and a few others perhaps.</text:span></text:p>
      <text:p text:style-name="P9"><text:soft-page-break/>By looking at correlations for acceleration we saw that there was not any feature that had a high correlation with it. However we looked at horsepower as well and here we found that 3 features had a correlation higher than 0.8 so we decided to predict horsepower instead.</text:p>
      <text:p text:style-name="P9">TO-DO: Change passage before here to explain we explored different features to see which target value would be the easiest or best to predict.</text:p>
      <text:h text:style-name="Heading_20_1" text:outline-level="1">Methods</text:h>
      <text:p text:style-name="P10">We looked at correlations between features with a scatter matrix plot using pandas.</text:p>
      <text:h text:style-name="Heading_20_1" text:outline-level="1">Analysis</text:h>
      <text:p text:style-name="P10">By looking at the correlations we’ve found that cylinders do not correlate with any other feature, therefore it’s not interesting to use it for training the models.</text:p>
      <text:p text:style-name="P11">We have converted the horsepower from object to int, some values were ? We have choosen to keep those as NaN, later on we can decide if we want to remove the sample, or if we want to use imputation on it.</text:p>
      <text:p text:style-name="P12">Looking at mpg we saw that the data is not in the normal distribution, so we tried to transform the data by using log. This however did not improve the data much so we decided to keep the original shape. This means we won’t be using linear regression as this model is not happy about data that isn’t in the normal distribution.</text:p>
      <text:p text:style-name="Text_20_body"><text:span text:style-name="T4">Cylinders </text:span>and <text:span text:style-name="T4">displacement</text:span> are highly correlated because both measure engine size, so including both would add redundant information. <text:span text:style-name="T5">We choose to look at horsepower because it had a high correlation and it seems to be the most interesting to predict.</text:span> </text:p>
      <text:h text:style-name="Heading_20_1" text:outline-level="1">Findings</text:h>
      <text:p text:style-name="Text_20_body"/>
      <text:h text:style-name="Heading_20_1" text:outline-level="1">Conclusion</text:h>
      <text:p text:style-name="Text_20_body"/>
      <text:p text:style-name="Text_20_body"/>
      <text:p text:style-name="Text_20_body"/>
      <text:p text:style-name="P13">Notes:<text:line-break/><text:line-break/>Frasorter mod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3T15:41:09.299207300</meta:creation-date>
    <dc:date>2026-03-23T14:18:04.655206600</dc:date>
    <meta:editing-duration>PT56M36S</meta:editing-duration>
    <meta:editing-cycles>7</meta:editing-cycles>
    <meta:generator>LibreOffice/26.2.0.3$Windows_X86_64 LibreOffice_project/620$Build-3</meta:generator>
    <meta:document-statistic meta:table-count="0" meta:image-count="0" meta:object-count="0" meta:page-count="2" meta:paragraph-count="33" meta:word-count="526" meta:character-count="3059" meta:non-whitespace-character-count="2572"/>
  </office:meta>
</office:document-meta>
</file>